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579cm"/>
    </style:style>
    <style:style style:name="co3" style:family="table-column">
      <style:table-column-properties fo:break-before="auto" style:column-width="2.813cm"/>
    </style:style>
    <style:style style:name="co4" style:family="table-column">
      <style:table-column-properties fo:break-before="auto" style:column-width="2.655cm"/>
    </style:style>
    <style:style style:name="co5" style:family="table-column">
      <style:table-column-properties fo:break-before="auto" style:column-width="16.58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Liberation Sans" fo:font-size="10pt" style:text-underline-style="none" style:text-underline-color="font-color" style:text-line-through-type="none" fo:font-style="normal" style:text-outline="false" fo:text-shadow="none" style:letter-kerning="true" style:text-line-through-mode="continuous" fo:language="fr" fo:country="FR" style:language-asian="hi" style:country-asian="IN" style:language-complex="none" style:country-complex="none" style:font-name-asian="FreeSans" style:font-name-complex="DejaVu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ce1"/>
        <table:table-row table:style-name="ro1">
          <table:table-cell office:value-type="string" calcext:value-type="string">
            <text:p>Chapitre</text:p>
          </table:table-cell>
          <table:table-cell office:value-type="string" calcext:value-type="string">
            <text:p>Acte</text:p>
          </table:table-cell>
          <table:table-cell office:value-type="string" calcext:value-type="string">
            <text:p>Scène</text:p>
          </table:table-cell>
          <table:table-cell office:value-type="string" calcext:value-type="string">
            <text:p>Qui ?</text:p>
          </table:table-cell>
          <table:table-cell office:value-type="string" calcext:value-type="string">
            <text:p>Montage fait ?</text:p>
          </table:table-cell>
          <table:table-cell office:value-type="string" calcext:value-type="string">
            <text:p>Validation def ?</text:p>
          </table:table-cell>
          <table:table-cell office:value-type="string" calcext:value-type="string">
            <text:p>Nom fichier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ot publicitaire pour le spray blanchisseur de Barons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Jingle d’attente Jack Caesar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reille attend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1-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reille présentation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1-2</text:p>
          </table:table-cell>
          <table:table-cell office:value-type="string" calcext:value-type="string">
            <text:p>Fin des inaugurations encore fade out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es de Jack Caesar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1-2 aussi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ite discours Mireille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1-2 aussi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JC blanchit les Barons. Mireille intervient. 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1-4</text:p>
          </table:table-cell>
          <table:table-cell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lle envoie le début de l’histoire, jusqu’à ce que Dagz ait présenté le spectacle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1-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ladin Dalida</text:p>
          </table:table-cell>
          <table:table-cell office:value-type="string" calcext:value-type="string">
            <text:p>Nico</text:p>
          </table:table-cell>
          <table:table-cell table:number-columns-repeated="2"/>
          <table:table-cell office:value-type="string" calcext:value-type="string">
            <text:p>Ch1-6</text:p>
          </table:table-cell>
          <table:table-cell office:value-type="string" calcext:value-type="string">
            <text:p>Manque rush entrée dans le théât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ah Voyante</text:p>
          </table:table-cell>
          <table:table-cell office:value-type="string" calcext:value-type="string">
            <text:p>Orl</text:p>
          </table:table-cell>
          <table:table-cell table:number-columns-repeated="2"/>
          <table:table-cell office:value-type="string" calcext:value-type="string">
            <text:p>Ch1-7</text:p>
          </table:table-cell>
          <table:table-cell office:value-type="string" calcext:value-type="string">
            <text:p>Manque rush entrée voyan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yrinthe</text:p>
          </table:table-cell>
          <table:table-cell office:value-type="string" calcext:value-type="string">
            <text:p>Orl</text:p>
          </table:table-cell>
          <table:table-cell table:number-columns-repeated="2"/>
          <table:table-cell office:value-type="string" calcext:value-type="string">
            <text:p>Ch1-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kir</text:p>
          </table:table-cell>
          <table:table-cell table:number-columns-repeated="3"/>
          <table:table-cell office:value-type="string" calcext:value-type="string">
            <text:p>Ch1-9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« ces deux là ont l’air bien sympathiques... »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2-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cours Mireille interrompu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2-2</text:p>
          </table:table-cell>
          <table:table-cell office:value-type="string" calcext:value-type="string">
            <text:p>le jingle intempestif est intégré au montag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ère scène tour JC</text:p>
          </table:table-cell>
          <table:table-cell office:value-type="string" calcext:value-type="string">
            <text:p>Nico</text:p>
          </table:table-cell>
          <table:table-cell table:number-columns-repeated="2"/>
          <table:table-cell office:value-type="string" calcext:value-type="string">
            <text:p>Ch2-3</text:p>
          </table:table-cell>
          <table:table-cell office:value-type="string" calcext:value-type="string">
            <text:p>reste audio à mettr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tour à Mireille, dont nouvelle interruption jingle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2-4</text:p>
          </table:table-cell>
          <table:table-cell office:value-type="string" calcext:value-type="string">
            <text:p>le jingle intempestif est intégré au montag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tacle des Vanupiés –&gt; entracte</text:p>
          </table:table-cell>
          <table:table-cell office:value-type="string" calcext:value-type="string">
            <text:p>Nico/Orl</text:p>
          </table:table-cell>
          <table:table-cell table:number-columns-repeated="2"/>
          <table:table-cell office:value-type="string" calcext:value-type="string">
            <text:p>Ch2-5</text:p>
          </table:table-cell>
          <table:table-cell office:value-type="string" calcext:value-type="string">
            <text:p>manque crieur, fakir spectacle. Mettre aud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« on enchaîne, là »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2-6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suite spectacte –&gt; recrutement des Barons</text:p>
          </table:table-cell>
          <table:table-cell office:value-type="string" calcext:value-type="string">
            <text:p>Nico</text:p>
          </table:table-cell>
          <table:table-cell table:number-columns-repeated="2"/>
          <table:table-cell office:value-type="string" calcext:value-type="string">
            <text:p>Ch2-7</text:p>
          </table:table-cell>
          <table:table-cell office:value-type="string" calcext:value-type="string">
            <text:p>faire un png pour greg qui mont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tour d’EM chez JC</text:p>
          </table:table-cell>
          <table:table-cell office:value-type="string" calcext:value-type="string">
            <text:p>Orl</text:p>
          </table:table-cell>
          <table:table-cell table:number-columns-repeated="2"/>
          <table:table-cell office:value-type="string" calcext:value-type="string">
            <text:p>Ch3-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prise narration Mireille</text:p>
          </table:table-cell>
          <table:table-cell table:number-columns-repeated="3"/>
          <table:table-cell office:value-type="string" calcext:value-type="string">
            <text:p>Ch3-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crutement bistrot clandestin</text:p>
          </table:table-cell>
          <table:table-cell table:number-columns-repeated="3"/>
          <table:table-cell office:value-type="string" calcext:value-type="string">
            <text:p>Ch3-3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ladin trouve les Vanupiés tristes, il veut leur jouer du violon</text:p>
          </table:table-cell>
          <table:table-cell table:number-columns-repeated="3"/>
          <table:table-cell office:value-type="string" calcext:value-type="string">
            <text:p>Ch3-4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« et pourquoi pas des crêpes ? » –&gt; violon /poêle –&gt; fondu au noir</text:p>
          </table:table-cell>
          <table:table-cell table:number-columns-repeated="3"/>
          <table:table-cell office:value-type="string" calcext:value-type="string">
            <text:p>Ch3-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Jean Eudes, on enchaîne, là !</text:p>
          </table:table-cell>
          <table:table-cell table:number-columns-repeated="3"/>
          <table:table-cell office:value-type="string" calcext:value-type="string">
            <text:p>Ch3-6</text:p>
          </table:table-cell>
          <table:table-cell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gz demande aux BF d’aller coller des affiches. S&amp;R essaient le fakir et la voyante. BF collent affiches. Dagz essaie cerceau</text:p>
          </table:table-cell>
          <table:table-cell table:number-columns-repeated="3"/>
          <table:table-cell office:value-type="string" calcext:value-type="string">
            <text:p>Ch3-7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 spatule passe dans le cerceau, brûle le paillasson, le fakir s’assoit dessus</text:p>
          </table:table-cell>
          <table:table-cell table:number-columns-repeated="3"/>
          <table:table-cell office:value-type="string" calcext:value-type="string">
            <text:p>Ch3-8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&amp;R et voyante. Les BF collent des affiches</text:p>
          </table:table-cell>
          <table:table-cell office:value-type="string" calcext:value-type="string">
            <text:p>Orl</text:p>
          </table:table-cell>
          <table:table-cell table:number-columns-repeated="2"/>
          <table:table-cell office:value-type="string" calcext:value-type="string">
            <text:p>Ch3-9</text:p>
          </table:table-cell>
          <table:table-cell office:value-type="string" calcext:value-type="string">
            <text:p>reste intégration des BF affiche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&amp;R approchent la voyante</text:p>
          </table:table-cell>
          <table:table-cell table:number-columns-repeated="3"/>
          <table:table-cell office:value-type="string" calcext:value-type="string">
            <text:p>Ch3-10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 poêle les assomme, ils sont éjectés. Ils reviennent faire leur rapport à EM</text:p>
          </table:table-cell>
          <table:table-cell table:number-columns-repeated="3"/>
          <table:table-cell office:value-type="string" calcext:value-type="string">
            <text:p>Ch3-1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ro Mireille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1</text:p>
          </table:table-cell>
          <table:table-cell office:value-type="string" calcext:value-type="string">
            <text:p>Audios à mettre sur tout le chapitr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M a une vision en bas de la tour de JC. Il recrute Ninon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reille raconte, annonce le titre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tre sous-acte Yula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épète Yula 1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4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ésentation / titre sous-acte Dalida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épète Dalida Saladin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tre sous-acte Yula 2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7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<text:span text:style-name="T1">Gros plan sur Yula dans sa cabine chuchote fort: « ouverture rideaux »</text:span>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tre sous-acte Voyante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ante bowling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1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tre sous-acte Yula 3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11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<text:span text:style-name="T1">Gros plan sur Yula dans sa cabine s’agace et chuchote en criant: « ouverture rideaux ». Le zombie perd une oreille</text:span>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1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tre sous-acte Fakir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1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épète Fakir Doah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1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tre sous-acte Yula 4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15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ombie perd son nez –&gt; fin de la scène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1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« Pathétique, n’est-ce pas ? »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17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ccueil spectacle –&gt; fin du spectacle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18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ubelle, barons noirs, Adeline –&gt; pause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1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use</text:p>
          </table:table-cell>
          <table:table-cell table:number-columns-repeated="3"/>
          <table:table-cell office:value-type="string" calcext:value-type="string">
            <text:p>Ch4-20</text:p>
          </table:table-cell>
          <table:table-cell office:value-type="string" calcext:value-type="string">
            <text:p>export jpeg ?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près Pause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4-21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ireille commence à parler, est interrompue par l’explosion</text:p>
          </table:table-cell>
          <table:table-cell table:number-columns-repeated="3"/>
          <table:table-cell office:value-type="string" calcext:value-type="string">
            <text:p>Ch5-1</text:p>
          </table:table-cell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ireille découvre les BF au plateau, envoie le tracto-botte. Ca trace jusqu’à la voyante</text:p>
          </table:table-cell>
          <table:table-cell table:number-columns-repeated="3"/>
          <table:table-cell office:value-type="string" calcext:value-type="string">
            <text:p>Ch5-2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a voyante se mange des objets dans la gueule</text:p>
          </table:table-cell>
          <table:table-cell table:number-columns-repeated="3"/>
          <table:table-cell office:value-type="string" calcext:value-type="string">
            <text:p>Ch5- ?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rash du tracto-botte</text:p>
          </table:table-cell>
          <table:table-cell table:number-columns-repeated="3"/>
          <table:table-cell office:value-type="string" calcext:value-type="string">
            <text:p>Ch5- ?</text:p>
          </table:table-cell>
          <table:table-cell/>
        </table:table-row>
        <table:table-row table:style-name="ro1" table:number-rows-repeated="1048518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Bitstream Vera Sans" style:language-asian="zh" style:country-asian="CN" style:font-name-complex="Free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3">00/00/0000</text:date>, <text:time style:data-style-name="N2" text:time-value="11:23:21.5101573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7T08:40:23.514443196</meta:creation-date>
    <dc:date>2022-09-23T17:50:12.638101855</dc:date>
    <meta:editing-duration>PT22H4M48S</meta:editing-duration>
    <meta:editing-cycles>32</meta:editing-cycles>
    <meta:generator>LibreOffice/7.0.4.2$Linux_X86_64 LibreOffice_project/00$Build-2</meta:generator>
    <meta:document-statistic meta:table-count="1" meta:cell-count="301" meta:object-count="0"/>
  </office:meta>
</office:document-meta>
</file>